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/>
    <style:font-face style:name="Mangal1" svg:font-family="Mangal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7.91mm" table:align="left" fo:background-color="#dde8cb" style:writing-mode="lr-tb">
        <style:background-image/>
      </style:table-properties>
    </style:style>
    <style:style style:name="Таблица1.A" style:family="table-column">
      <style:table-column-properties style:column-width="28.47mm"/>
    </style:style>
    <style:style style:name="Таблица1.B" style:family="table-column">
      <style:table-column-properties style:column-width="66.78mm"/>
    </style:style>
    <style:style style:name="Таблица1.C" style:family="table-column">
      <style:table-column-properties style:column-width="82.66mm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top" fo:background-color="transparent" fo:padding="0.97m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="0.97mm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3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fo:keep-together="auto"/>
    </style:style>
    <style:style style:name="Таблица1.A5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5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5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1.6" style:family="table-row">
      <style:table-row-properties fo:keep-together="auto"/>
    </style:style>
    <style:style style:name="Таблица1.A6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6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6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B7" style:family="table-cell">
      <style:table-cell-properties style:vertical-align="top" fo:padding="0.97mm" fo:border-left="0.5pt solid #000000" fo:border-right="none" fo:border-top="none" fo:border-bottom="0.5pt solid #000000" style:writing-mode="lr-tb"/>
    </style:style>
    <style:style style:name="Таблица1.C7" style:family="table-cell">
      <style:table-cell-properties style:vertical-align="top" fo:padding="0.97m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70mm" table:align="margins" fo:background-color="#f6f9d4" style:writing-mode="lr-tb">
        <style:background-image/>
      </style:table-properties>
    </style:style>
    <style:style style:name="Таблица2.A" style:family="table-column">
      <style:table-column-properties style:column-width="26.88mm" style:rel-column-width="10364*"/>
    </style:style>
    <style:style style:name="Таблица2.B" style:family="table-column">
      <style:table-column-properties style:column-width="63.08mm" style:rel-column-width="24313*"/>
    </style:style>
    <style:style style:name="Таблица2.C" style:family="table-column">
      <style:table-column-properties style:column-width="80.05mm" style:rel-column-width="30858*"/>
    </style:style>
    <style:style style:name="Таблица2.1" style:family="table-row">
      <style:table-row-properties style:min-row-height="4.78mm" fo:background-color="transparent">
        <style:background-image/>
      </style:table-row-properties>
    </style:style>
    <style:style style:name="Таблица2.A1" style:family="table-cell">
      <style:table-cell-properties fo:background-color="transparent" fo:padding="0.51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2.B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51mm" fo:border="0.05pt solid #000000" style:writing-mode="page"/>
    </style:style>
    <style:style style:name="Таблица2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Таблица2.A3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B3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C3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Таблица2.A4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B4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C4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Таблица2.A5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B5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C5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Таблица2.A6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B6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Таблица2.C6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3">
      <style:paragraph-properties fo:margin-left="0mm" fo:margin-right="0mm" fo:margin-top="0mm" fo:margin-bottom="0mm" style:contextual-spacing="false" fo:text-align="center" style:justify-single-word="false" fo:text-indent="0mm" style:auto-text-indent="false"/>
      <style:text-properties style:use-window-font-color="true" loext:opacity="0%" style:font-name="Times New Roman" fo:font-size="12pt" fo:language="ru" fo:country="RU" fo:font-style="normal" fo:font-weight="normal" officeooo:rsid="00575072" officeooo:paragraph-rsid="0017701b" style:letter-kerning="false" style:font-name-asian="Arial3" style:font-size-asian="12pt" style:language-asian="hi" style:country-asian="IN" style:font-style-asian="normal" style:font-weight-asian="normal" style:font-name-complex="Times New Roman1" style:font-size-complex="12pt"/>
    </style:style>
    <style:style style:name="P2" style:family="paragraph" style:parent-style-name="Standard">
      <loext:graphic-properties draw:fill="none" draw:fill-color="#ffffff"/>
      <style:paragraph-properties fo:margin-left="0mm" fo:margin-right="0mm" fo:text-indent="0mm" style:auto-text-indent="false" fo:background-color="transparent" style:writing-mode="lr-tb"/>
      <style:text-properties style:font-name="Times New Roman" fo:font-size="12pt" fo:language="ru" fo:country="RU" style:text-underline-style="none" officeooo:paragraph-rsid="0017701b" style:font-size-asian="12pt" style:font-size-complex="12pt"/>
    </style:style>
    <style:style style:name="P3" style:family="paragraph" style:parent-style-name="Standard">
      <loext:graphic-properties draw:fill="none" draw:fill-color="#ffffff"/>
      <style:paragraph-properties fo:margin-left="0mm" fo:margin-right="0mm" fo:text-align="start" style:justify-single-word="false" fo:text-indent="0mm" style:auto-text-indent="false" fo:background-color="transparent" style:writing-mode="lr-tb"/>
      <style:text-properties style:font-name="Times New Roman" fo:font-size="12pt" fo:language="ru" fo:country="RU" style:text-underline-style="none" fo:font-weight="normal" officeooo:paragraph-rsid="0017701b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 draw:fill-color="#ffffff"/>
      <style:paragraph-properties fo:margin-left="0mm" fo:margin-right="0mm" fo:text-indent="0mm" style:auto-text-indent="false" fo:background-color="transparent" style:writing-mode="lr-tb"/>
      <style:text-properties style:font-name="Times New Roman" fo:font-size="12pt" fo:language="ru" fo:country="RU" officeooo:paragraph-rsid="0017701b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mm" fo:margin-right="0mm" fo:text-align="justify" style:justify-single-word="false" fo:orphans="2" fo:widows="2" fo:hyphenation-ladder-count="no-limit" fo:text-indent="0mm" style:auto-text-indent="false" style:page-number="auto" fo:background-color="transparent" style:writing-mode="lr-tb"/>
      <style:text-properties style:font-name="Times New Roman" fo:font-size="12pt" fo:language="ru" fo:country="RU" officeooo:paragraph-rsid="0017701b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justify" style:justify-single-word="false" fo:orphans="2" fo:widows="2" fo:hyphenation-ladder-count="no-limit" fo:text-indent="0mm" style:auto-text-indent="false" style:page-number="auto" fo:background-color="transparent" style:writing-mode="lr-tb"/>
      <style:text-properties style:font-name="Times New Roman" fo:font-size="12pt" officeooo:paragraph-rsid="0017701b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mm" fo:margin-right="0mm" fo:text-align="start" style:justify-single-word="false" fo:text-indent="6.35mm" style:auto-text-indent="false" style:writing-mode="lr-tb"/>
      <style:text-properties style:font-name="Times New Roman" fo:font-size="12pt" fo:language="ru" fo:country="RU" fo:font-style="normal" style:text-underline-style="none" fo:font-weight="normal" officeooo:paragraph-rsid="0017701b" style:letter-kerning="false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paragraph-properties fo:margin-left="0mm" fo:margin-right="0mm" fo:text-indent="9.53mm" style:auto-text-indent="false"/>
      <style:text-properties style:font-name="Times New Roman" fo:font-size="12pt" fo:language="ru" fo:country="RU" fo:font-style="normal" fo:font-weight="normal" officeooo:paragraph-rsid="0017701b" style:letter-kerning="false" style:font-size-asian="12pt" style:font-style-asian="normal" style:font-weight-asian="normal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bold" officeooo:paragraph-rsid="0017701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officeooo:rsid="00e08b65" officeooo:paragraph-rsid="0017701b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Times New Roman" fo:font-size="12pt" fo:language="ru" fo:country="RU" officeooo:paragraph-rsid="0017701b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Times New Roman" fo:font-size="12pt" fo:language="ru" fo:country="RU" style:text-underline-style="none" officeooo:paragraph-rsid="0017701b" style:font-size-asian="12pt" style:font-size-complex="12pt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ru" fo:country="RU" style:text-underline-style="none" fo:font-weight="bold" officeooo:paragraph-rsid="0017701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fo:font-size="12pt" fo:language="ru" fo:country="RU" style:text-underline-style="none" fo:font-weight="normal" officeooo:paragraph-rsid="0017701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17701b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7701b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Times New Roman" fo:font-size="12pt" officeooo:paragraph-rsid="0017701b" style:font-size-asian="12pt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fo:language="ru" fo:country="RU" style:text-underline-style="none" fo:font-weight="normal" officeooo:paragraph-rsid="0017701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8pt" fo:language="ru" fo:country="RU" style:text-underline-style="none" fo:font-weight="normal" officeooo:paragraph-rsid="0017701b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officeooo:paragraph-rsid="0017701b" style:font-size-asian="12pt" style:font-size-complex="12pt"/>
    </style:style>
    <style:style style:name="P21" style:family="paragraph" style:parent-style-name="Standard">
      <loext:graphic-properties draw:fill="none" draw:fill-color="#ffffff"/>
      <style:paragraph-properties fo:margin-left="12.7mm" fo:margin-right="0mm" fo:text-align="justify" style:justify-single-word="false" fo:orphans="2" fo:widows="2" fo:hyphenation-ladder-count="no-limit" fo:text-indent="0mm" style:auto-text-indent="false" fo:background-color="transparent" style:writing-mode="lr-tb"/>
      <style:text-properties style:font-name="Times New Roman" fo:font-size="12pt" fo:language="ru" fo:country="RU" style:text-underline-style="none" officeooo:paragraph-rsid="0017701b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 draw:fill-color="#ffffff"/>
      <style:paragraph-properties fo:margin-left="12.7mm" fo:margin-right="0mm" fo:text-align="justify" style:justify-single-word="false" fo:orphans="2" fo:widows="2" fo:hyphenation-ladder-count="no-limit" fo:text-indent="0mm" style:auto-text-indent="false" style:page-number="auto" fo:background-color="transparent" style:writing-mode="lr-tb"/>
      <style:text-properties style:font-name="Times New Roman" fo:font-size="12pt" fo:language="ru" fo:country="RU" style:text-underline-style="none" officeooo:paragraph-rsid="0017701b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20mm" fo:margin-right="0mm" fo:text-align="start" style:justify-single-word="false" fo:text-indent="0mm" style:auto-text-indent="false" fo:background-color="transparent" style:writing-mode="lr-tb"/>
      <style:text-properties style:font-name="Times New Roman" fo:font-size="12pt" fo:language="ru" fo:country="RU" style:text-underline-style="none" fo:font-weight="normal" officeooo:paragraph-rsid="0017701b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 draw:fill-color="#ffffff"/>
      <style:paragraph-properties fo:margin-left="20mm" fo:margin-right="0mm" fo:text-align="start" style:justify-single-word="false" fo:text-indent="0mm" style:auto-text-indent="false" fo:background-color="transparent" style:writing-mode="lr-tb"/>
      <style:text-properties officeooo:paragraph-rsid="0017701b"/>
    </style:style>
    <style:style style:name="P25" style:family="paragraph" style:parent-style-name="Standard">
      <loext:graphic-properties draw:fill="none" draw:fill-color="#ffffff"/>
      <style:paragraph-properties fo:margin-left="10mm" fo:margin-right="0mm" fo:text-align="start" style:justify-single-word="false" fo:text-indent="0mm" style:auto-text-indent="false" fo:background-color="transparent" style:writing-mode="lr-tb"/>
      <style:text-properties style:font-name="Times New Roman" fo:font-size="12pt" fo:language="ru" fo:country="RU" style:text-underline-style="none" fo:font-weight="normal" officeooo:paragraph-rsid="0017701b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 draw:fill-color="#ffffff"/>
      <style:paragraph-properties fo:margin-left="10mm" fo:margin-right="0mm" fo:text-align="start" style:justify-single-word="false" fo:text-indent="0mm" style:auto-text-indent="false" fo:background-color="transparent" style:writing-mode="lr-tb"/>
      <style:text-properties style:font-name="Times New Roman" fo:font-size="12pt" officeooo:paragraph-rsid="0017701b" style:font-size-asian="12pt" style:font-size-complex="12pt"/>
    </style:style>
    <style:style style:name="P27" style:family="paragraph" style:parent-style-name="Standard">
      <loext:graphic-properties draw:fill="none" draw:fill-color="#ffffff"/>
      <style:paragraph-properties fo:margin-left="10mm" fo:margin-right="0mm" fo:text-align="start" style:justify-single-word="false" fo:text-indent="0mm" style:auto-text-indent="false" fo:background-color="transparent" style:writing-mode="lr-tb"/>
      <style:text-properties officeooo:paragraph-rsid="0017701b"/>
    </style:style>
    <style:style style:name="P28" style:family="paragraph" style:parent-style-name="Standard" style:master-page-name="">
      <loext:graphic-properties draw:fill="none" draw:fill-color="#ffffff"/>
      <style:paragraph-properties fo:margin-left="19.05mm" fo:margin-right="0mm" fo:text-align="start" style:justify-single-word="false" fo:orphans="2" fo:widows="2" fo:hyphenation-ladder-count="no-limit" fo:text-indent="0mm" style:auto-text-indent="false" style:page-number="auto" fo:background-color="transparent" style:writing-mode="lr-tb"/>
      <style:text-properties style:font-name="Times New Roman" fo:font-size="12pt" fo:language="ru" fo:country="RU" style:text-underline-style="none" fo:font-weight="normal" officeooo:paragraph-rsid="0017701b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1.57mm" fo:margin-right="1.57mm" fo:text-align="start" style:justify-single-word="false" fo:orphans="2" fo:widows="2" fo:hyphenation-ladder-count="no-limit" fo:text-indent="0mm" style:auto-text-indent="false" fo:background-color="transparent" style:writing-mode="lr-tb"/>
      <style:text-properties style:font-name="Verdana" fo:font-size="8pt" fo:language="ru" fo:country="RU" officeooo:paragraph-rsid="0017701b" style:font-size-asian="8pt" style:font-name-complex="Times New Roman1" style:font-size-complex="8pt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1.57mm" fo:margin-right="1.57mm" fo:text-align="center" style:justify-single-word="false" fo:orphans="2" fo:widows="2" fo:hyphenation-ladder-count="no-limit" fo:text-indent="0mm" style:auto-text-indent="false" fo:background-color="transparent" style:writing-mode="lr-tb"/>
      <style:text-properties style:font-name="Verdana" fo:font-size="8pt" fo:language="ru" fo:country="RU" officeooo:paragraph-rsid="0017701b" style:font-size-asian="8pt" style:font-name-complex="Times New Roman1" style:font-size-complex="8pt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1.57mm" fo:margin-right="0mm" fo:text-align="center" style:justify-single-word="false" fo:orphans="2" fo:widows="2" fo:hyphenation-ladder-count="no-limit" fo:text-indent="0mm" style:auto-text-indent="false" fo:background-color="transparent" style:writing-mode="lr-tb"/>
      <style:text-properties style:font-name="Verdana" fo:font-size="8pt" fo:language="ru" fo:country="RU" officeooo:paragraph-rsid="0017701b" style:font-size-asian="8pt" style:font-name-complex="Times New Roman1" style:font-size-complex="8pt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1.57mm" fo:margin-right="0mm" fo:text-align="start" style:justify-single-word="false" fo:orphans="2" fo:widows="2" fo:hyphenation-ladder-count="no-limit" fo:text-indent="0mm" style:auto-text-indent="false" fo:background-color="transparent" style:writing-mode="lr-tb"/>
      <style:text-properties style:font-name="Verdana" fo:font-size="8pt" fo:language="ru" fo:country="RU" officeooo:paragraph-rsid="0017701b" style:font-size-asian="8pt" style:font-name-complex="Times New Roman1" style:font-size-complex="8pt" fo:hyphenate="fals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fo:font-size="8pt" fo:language="ru" fo:country="RU" fo:font-style="normal" fo:text-shadow="none" style:text-underline-style="none" fo:font-weight="normal" officeooo:paragraph-rsid="0017701b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8pt" fo:language="ru" fo:country="RU" fo:font-style="normal" fo:text-shadow="none" style:text-underline-style="none" fo:font-weight="normal" officeooo:paragraph-rsid="0017701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Heading_20_3">
      <style:paragraph-properties fo:margin-left="0mm" fo:margin-right="0mm" fo:margin-top="0mm" fo:margin-bottom="0mm" style:contextual-spacing="false" fo:text-align="center" style:justify-single-word="false" fo:text-indent="0mm" style:auto-text-indent="false"/>
      <style:text-properties style:use-window-font-color="true" loext:opacity="0%" style:font-name="Times New Roman" fo:font-size="12pt" fo:language="ru" fo:country="RU" fo:font-style="normal" fo:font-weight="bold" officeooo:rsid="00575072" officeooo:paragraph-rsid="0017701b" style:letter-kerning="false" style:font-name-asian="Arial3" style:font-size-asian="12pt" style:language-asian="hi" style:country-asian="IN" style:font-style-asian="normal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left="0mm" fo:margin-right="0mm" fo:text-align="justify" style:justify-single-word="false" fo:text-indent="9.53mm" style:auto-text-indent="false"/>
      <style:text-properties style:font-name="Times New Roman" fo:font-size="12pt" fo:language="ru" fo:country="RU" fo:font-style="normal" fo:font-weight="normal" officeooo:paragraph-rsid="0017701b" style:letter-kerning="false" style:font-size-asian="12pt" style:font-style-asian="normal" style:font-weight-asian="normal" style:font-size-complex="12pt"/>
    </style:style>
    <style:style style:name="T1" style:family="text">
      <style:text-properties style:use-window-font-color="true" loext:opacity="0%" fo:language="ru" fo:country="RU" fo:font-style="normal" officeooo:rsid="00575072" style:letter-kerning="false" style:font-name-asian="Arial3" style:language-asian="hi" style:country-asian="IN" style:font-style-asian="normal" style:font-name-complex="Times New Roman1"/>
    </style:style>
    <style:style style:name="T2" style:family="text">
      <style:text-properties style:use-window-font-color="true" loext:opacity="0%" fo:language="ru" fo:country="RU" fo:font-style="normal" officeooo:rsid="00ea71b9" style:letter-kerning="false" style:font-name-asian="Arial3" style:language-asian="hi" style:country-asian="IN" style:font-style-asian="normal" style:font-name-complex="Times New Roman1"/>
    </style:style>
    <style:style style:name="T3" style:family="text">
      <style:text-properties style:use-window-font-color="true" loext:opacity="0%" style:font-name="Times New Roman" fo:font-size="12pt" fo:language="ru" fo:country="RU" style:text-underline-style="none" fo:font-weight="normal" officeooo:rsid="0141af43" style:letter-kerning="true" style:font-name-asian="Arial3" style:font-size-asian="12pt" style:language-asian="hi" style:country-asian="IN" style:font-weight-asian="normal" style:font-name-complex="Times New Roman1" style:font-size-complex="12pt" style:font-weight-complex="normal"/>
    </style:style>
    <style:style style:name="T4" style:family="text">
      <style:text-properties style:use-window-font-color="true" loext:opacity="0%" style:font-name="Times New Roman" fo:font-size="12pt" fo:language="ru" fo:country="RU" style:text-underline-style="none" fo:font-weight="normal" officeooo:rsid="014aff2e" style:letter-kerning="true" style:font-name-asian="Arial3" style:font-size-asian="12pt" style:language-asian="hi" style:country-asian="IN" style:font-weight-asian="normal" style:font-name-complex="Times New Roman1" style:font-size-complex="12pt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ea71b9"/>
    </style:style>
    <style:style style:name="T7" style:family="text">
      <style:text-properties fo:language="ru" fo:country="RU" style:text-underline-style="none"/>
    </style:style>
    <style:style style:name="T8" style:family="text">
      <style:text-properties fo:language="ru" fo:country="RU" style:text-underline-style="none" fo:font-weight="normal" style:font-weight-asian="normal" style:font-weight-complex="normal"/>
    </style:style>
    <style:style style:name="T9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style:text-underline-style="none" fo:font-weight="normal" style:font-weight-asian="normal" style:font-weight-complex="normal"/>
    </style:style>
    <style:style style:name="T12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e0f7c8" style:font-weight-asian="normal" style:font-weight-complex="normal"/>
    </style:style>
    <style:style style:name="T16" style:family="text">
      <style:text-properties style:text-underline-style="none" fo:font-weight="normal" officeooo:rsid="00e0f7c8" style:font-weight-asian="normal" style:font-name-complex="Times New Roman1" style:font-weight-complex="normal"/>
    </style:style>
    <style:style style:name="T17" style:family="text">
      <style:text-properties officeooo:rsid="00ec61c7"/>
    </style:style>
    <style:style style:name="T18" style:family="text">
      <style:text-properties officeooo:rsid="00ecef49"/>
    </style:style>
    <style:style style:name="T19" style:family="text"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ru" fo:country="RU" style:text-underline-style="none" fo:font-weight="normal" officeooo:rsid="0141af43" style:font-size-asian="12pt" style:font-weight-asian="normal" style:font-size-complex="12pt" style:font-weight-complex="normal"/>
    </style:style>
    <style:style style:name="T21" style:family="text">
      <style:text-properties style:font-name="Times New Roman" fo:language="en" fo:country="US" style:text-underline-style="none" fo:font-weight="normal" style:font-weight-asian="normal" style:font-weight-complex="normal"/>
    </style:style>
    <style:style style:name="T22" style:family="text">
      <style:text-properties style:font-name="Times New Roman" fo:language="ru" fo:country="RU" style:text-underline-style="none" fo:font-weight="normal" style:font-weight-asian="normal" style:font-weight-complex="normal"/>
    </style:style>
    <style:style style:name="T23" style:family="text">
      <style:text-properties officeooo:rsid="0143893e"/>
    </style:style>
    <style:style style:name="T24" style:family="text">
      <style:text-properties officeooo:rsid="0147b279"/>
    </style:style>
    <style:style style:name="T25" style:family="text">
      <style:text-properties officeooo:rsid="014e3bd8"/>
    </style:style>
    <style:style style:name="T26" style:family="text">
      <style:text-properties officeooo:rsid="00195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Установление доверительных отношений</text:p>
      <text:p text:style-name="P1"/>
      <text:p text:style-name="P36"><text:span text:style-name="T26">Ч</text:span>тобы воздействовать на человека, необходимо войти с ним в доверительные отношения. Для этой задачи используют научно доказанные уязвимости мышления человека.</text:p>
      <text:p text:style-name="P8"/>
      <text:p text:style-name="P9"><text:span text:style-name="T5">Алгоритм </text:span><text:span text:style-name="T6">у</text:span><text:span text:style-name="T1">становлени</text:span><text:span text:style-name="T2">я</text:span><text:span text:style-name="T1"> доверительных отношений</text:span></text:p>
      <text:p text:style-name="P11"><text:tab/>1. Подготовка</text:p>
      <text:p text:style-name="P11">а) определение цели общения (получение информации или побуждение к действию),</text:p>
      <text:p text:style-name="P5">б) определение психологического портрета и «слабостей» (мишеней воздействия) объекта,</text:p>
      <text:p text:style-name="P11">в) подготовка сценария общения (возможные ситуации, используемые психологические приемы),</text:p>
      <text:p text:style-name="P11">г) планирование контакта (создание подходящих условий).</text:p>
      <text:p text:style-name="P11"/>
      <text:p text:style-name="P12"><text:tab/>Составить письменно план установления контакта :</text:p>
      <text:p text:style-name="P2">- эксплуатируемая потребность:</text:p>
      <text:p text:style-name="P22">пища, сон, продолжение рода, физическая или психологическая безопасность - внутренний мир, семья, друзья, достаток, свобода; общение.</text:p>
      <text:p text:style-name="P6"><text:span text:style-name="T7">- <text:s/>определить референтные группы объекта, чтобы он </text:span><text:span text:style-name="T10">воcпринимал</text:span><text:span text:style-name="T7"> вас как «я такой же, как и ты»:</text:span></text:p>
      <text:p text:style-name="P22">возраст, пол, место жительства, национальность, гражданство, партия, религия;</text:p>
      <text:p text:style-name="P21">внешний вид, одежда, достаток, статус, профессия, увлечение, болезнь;</text:p>
      <text:p text:style-name="P21">когнитивные (интеллект, образование, темперамент, установки, потребности, цели);</text:p>
      <text:p text:style-name="P21">характер (честность, пунктуальность, трудолюбие, зависть, жадность и т.п.);</text:p>
      <text:p text:style-name="P21">язык (произношение, стиль, тембр, ритм, тональность);</text:p>
      <text:p text:style-name="P21">слабости (еда, напитки, алкоголь, азартные игры, сексуальные потребности, курение, баня, обожание кумиров, субкультура среды: «феня», «блатная музыка», татуировки).<text:tab/></text:p>
      <text:p text:style-name="P2">- сценарий (обстановка, действия, психологические приемы, чтобы актуализировать потребность):</text:p>
      <text:p text:style-name="P22">объект должен воспринимать вас как средство удовлетворения потребности (потребность формирует мотив деятельности, цель - чтобы объект сам инициировал знакомство).</text:p>
      <text:p text:style-name="P12"/>
      <text:p text:style-name="P11"><text:span text:style-name="T13"><text:tab/></text:span>2. Ввод</text:p>
      <text:p text:style-name="P11">а) создание благоприятных обстановочных и психологических условий в соответствии со сценарием:</text:p>
      <text:p text:style-name="P2"><text:tab/>пространственная близость (пассажиры в купе, соседи в номере, в палате, в очереди); <text:s/>частое появление <text:s/>в поле зрения объекта; и т.д.</text:p>
      <text:p text:style-name="P11">б) привлечение внимания визуально или аудиально (необычность формы, изложения),</text:p>
      <text:p text:style-name="P4">в) вызов интереса - активизация потребности объекта (информирование объекта, что вы можете удовлетворить к<text:span text:style-name="T17">а</text:span>кую-либо потребность, и это реально <text:span text:style-name="T18">достижимо для объекта</text:span>),</text:p>
      <text:p text:style-name="P11">г) формирование желания к взаимодействию (когда объект понимает, что цель достижима и находит путь и средство ее достижения, удовлетворение потребности формирует мотив деятельности),</text:p>
      <text:p text:style-name="P11">д) установление первоначального контакта (знакомство).</text:p>
      <text:p text:style-name="P11"/>
      <text:p text:style-name="P11"><text:tab/>3. Реализация целей</text:p>
      <text:p text:style-name="P17"><text:span text:style-name="T5">а) </text:span><text:span text:style-name="T7">достижение доверительности (с помощью психологических приемов, итог — состояние «мы»),</text:span></text:p>
      <text:p text:style-name="P12">б) внушение (или убеждение) объекту желаемого поведения, мотивов, интересов,</text:p>
      <text:p text:style-name="P12">в) получение информации или вызов психических состояний и действий объекта.</text:p>
      <text:p text:style-name="P12"/>
      <text:p text:style-name="P12"><text:soft-page-break/><text:tab/>4. Завершение контакта</text:p>
      <text:p text:style-name="P12">а) обозначение уровня достигнутых доверительных отношений,</text:p>
      <text:p text:style-name="P12">б) позитивное подкрепление проявлений доверительности от объекта,</text:p>
      <text:p text:style-name="P12">в) окончание общения, возможно применяя эффект Зейгарник (лучше запоминаются прерванные действия, чем завершённые).</text:p>
      <text:p text:style-name="P12"/>
      <text:p text:style-name="P12"/>
      <text:p text:style-name="P13">Психологические приемы для установления контакта</text:p>
      <text:p text:style-name="P15"/>
      <text:p text:style-name="P14">1. Общие</text:p>
      <text:p text:style-name="P14"><text:tab/>а) благорасположение (охотнее соглашаемся выполнять просьбы тех, кто нам нравится):</text:p>
      <text:p text:style-name="P23">- физическая и интеллектуальная привлекательность (завышает другие положительные качества),</text:p>
      <text:p text:style-name="P23">- сходство (нравятся люди, похожие на нас),</text:p>
      <text:p text:style-name="P23">- частое появление в поле зрения (нравится то, что знакомо),</text:p>
      <text:p text:style-name="P24"><text:span text:style-name="T19">- ассоциация с хорошим (присутствие рядом, когда у объекта хорошее настроение, </text:span><text:span text:style-name="T20">в т.ч. </text:span><text:span text:style-name="T3">прием пищи, занятие спортом</text:span><text:span text:style-name="T19">),</text:span></text:p>
      <text:p text:style-name="P23">- честность (поступки вразрез личной выгоде, признание своих неудач).</text:p>
      <text:p text:style-name="P3"><text:tab/>б) положительное восприятие объекта (наделение образа объекта положительными качествами)</text:p>
      <text:p text:style-name="P16"><text:span text:style-name="T8"><text:tab/>в) средний уровень стресса (</text:span><text:span text:style-name="T9">однако, </text:span><text:span text:style-name="T8">если объект не признает вас «за своего», стресс стимулирует оборонительную агрессию - упреждающие удары по чужакам для защиты от возможной агрессии с их стороны).</text:span></text:p>
      <text:p text:style-name="P14"/>
      <text:p text:style-name="P14">2. Обстановочные</text:p>
      <text:p text:style-name="P25">а) первое впечатление - первые 7 сек встречи создают предубеждение <text:span text:style-name="T23">(</text:span>позитивное невербальное общение, демонстрация образа «я свой»: то, как ты говоришь, важнее того, что ты говоришь),</text:p>
      <text:p text:style-name="P26"><text:span text:style-name="T8">б) зрительный контакт (ненавязчивый </text:span><text:span text:style-name="T11">&lt;1</text:span><text:span text:style-name="T8">сек., глаза в глаза),</text:span></text:p>
      <text:p text:style-name="P25">в) физический контакт (прикосновения, поглаживания, объятия, секс),</text:p>
      <text:p text:style-name="P25">г) словесный контакт (разговор по душам, обмен доверительностью):</text:p>
      <text:p text:style-name="P28">- обращение по имени (воспринимает так, что о нем помнят, его ценят),</text:p>
      <text:p text:style-name="P28">- комплименты (в т.ч. через третьих лиц),</text:p>
      <text:p text:style-name="P28">- активное слушание (сочувственные высказывания, перефразирования, уточнения),</text:p>
      <text:p text:style-name="P28">- не перебивание,</text:p>
      <text:p text:style-name="P28">- создание обоюдной тайны,</text:p>
      <text:p text:style-name="P28">- обмен доверительностью (обмен намерениями, чувствами, делами - откровенность на откровенность, порядочность на порядочность - <text:s/>на основе веры в добродетель партнера),</text:p>
      <text:p text:style-name="P28"><text:s/>- исключить сарказм, критику, шутки в отношении мировоззрения и поступков объекта.</text:p>
      <text:p text:style-name="P25">д) воображаемый контакт (переписка, молитва, медитация),</text:p>
      <text:p text:style-name="P25">е) коллективные действия (совместные мероприятия, деятельность, в т.ч. группы в соцсетях),</text:p>
      <text:p text:style-name="P25">ж) забота о ком-либо (в т.ч. о животных)</text:p>
      <text:p text:style-name="P25"/>
      <text:p text:style-name="P14">3. Специальные</text:p>
      <text:p text:style-name="P14"><text:tab/>а) достижение авторитетной позиции (информирование через третьих лиц, демонстрация соц<text:span text:style-name="T24">иальной</text:span> <text:span text:style-name="T24">р</text:span>оли),</text:p>
      <text:p text:style-name="P14"><text:tab/>б) услуга на услугу(окажите услугу, и объект захочет ответить взаимностью),</text:p>
      <text:p text:style-name="P14"><text:soft-page-break/><text:tab/>в) обращение за помощью или обучением (дайте объекту почувствовать свое превосходство над вами),</text:p>
      <text:p text:style-name="P14"><text:tab/>в) труднодоступность (ценится то, что добыто с трудом; объекту сближение должно даваться с трудом),</text:p>
      <text:p text:style-name="P14"><text:tab/>г) ограничение (если запретить объекту что-либо делать, он стремится этот запрет нарушить).</text:p>
      <text:p text:style-name="P14"><text:tab/></text:p>
      <text:p text:style-name="P14">4. Выведывание (вызов реакции на предъявляемые стимулы - слова, предметы, действия, обстановку):</text:p>
      <text:p text:style-name="P25">а) «случайная» демонстрация предметов, документов, вещей,</text:p>
      <text:p text:style-name="P25">б) смежная тема разговора,</text:p>
      <text:p text:style-name="P25">в) обращение к чувствам собственной значимости и достоинства (искренность на искренность),</text:p>
      <text:p text:style-name="P27"><text:span text:style-name="T19">г) проявление равнодушия (</text:span><text:span text:style-name="T4">если</text:span><text:span text:style-name="T19"> объект хочет высказаться, безразличие задевает самолюбие),</text:span></text:p>
      <text:p text:style-name="P25">д) использование эмоционального стресса,</text:p>
      <text:p text:style-name="P25">е) неожиданный вопрос, на связанный с обсуждаемой темой (вынуждает оправдываться),</text:p>
      <text:p text:style-name="P25">ж) неточное изложение фактов (объект захочет уточнить неточность),</text:p>
      <text:p text:style-name="P25">з) показ осведомленности (детали создают видимость осведомленности и побуждают к откровенности),</text:p>
      <text:p text:style-name="P25">и) образ простака (вызывает ощущение превосходства и непроизвольное информирование).</text:p>
      <text:p text:style-name="P18"/>
      <text:p text:style-name="P14">5. Признаки лжи.</text:p>
      <text:p text:style-name="P14"><text:tab/>Особенно проявляются в состоянии стресса. </text:p>
      <text:p text:style-name="P16"><text:span text:style-name="T9">После лживого высказывания характерен короткий взгляд (</text:span><text:span text:style-name="T12">&lt;</text:span><text:span text:style-name="T9">1сек) в глаза («верит — не верит»)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Критерии</text:p>
          </table:table-cell>
          <table:table-cell table:style-name="Таблица1.B1" office:value-type="string">
            <text:p text:style-name="P33">Правдивые высказывания</text:p>
          </table:table-cell>
          <table:table-cell table:style-name="Таблица1.C1" office:value-type="string">
            <text:p text:style-name="P33">Ложные высказывания</text:p>
          </table:table-cell>
        </table:table-row>
        <table:table-row table:style-name="Таблица1.2">
          <table:table-cell table:style-name="Таблица1.A6" office:value-type="string">
            <text:p text:style-name="P34">Эмоциональность</text:p>
          </table:table-cell>
          <table:table-cell table:style-name="Таблица1.B6" office:value-type="string">
            <text:p text:style-name="P34">Сопровождаются сильными эмоциями и убедительностью речи. Его трудно сбить с толку, заставить отказаться от своих слов, изменить точку зрения</text:p>
          </table:table-cell>
          <table:table-cell table:style-name="Таблица1.C6" office:value-type="string">
            <text:p text:style-name="P34">Эмоции слабые или инсценированы и умышленно демонстрируются. Пытается убедить не эмоциональностью, а ссылками на других лиц, подтверждающих слова, действия, поступки</text:p>
          </table:table-cell>
        </table:table-row>
        <table:table-row table:style-name="Таблица1.3">
          <table:table-cell table:style-name="Таблица1.A6" office:value-type="string">
            <text:p text:style-name="P34">Речь</text:p>
          </table:table-cell>
          <table:table-cell table:style-name="Таблица1.B6" office:value-type="string">
            <text:p text:style-name="P34">Формируется собственными словами, отражает реальный кругозор, жизненный опыт, образование. Отсутствуют уклонение от прямого вопроса и проговорки.</text:p>
          </table:table-cell>
          <table:table-cell table:style-name="Таблица1.C6" office:value-type="string">
            <text:p text:style-name="P34">Использует словарный запас и термины, не соответствующие квалификации, образованию, жизненному опыту. Характерны чрезмерная точность, уклонение от прямого вопроса, проговорки.</text:p>
          </table:table-cell>
        </table:table-row>
        <table:table-row table:style-name="Таблица1.4">
          <table:table-cell table:style-name="Таблица1.A6" office:value-type="string">
            <text:p text:style-name="P34">Ролевая позиция</text:p>
          </table:table-cell>
          <table:table-cell table:style-name="Таблица1.B6" office:value-type="string">
            <text:p text:style-name="P34">Говорит от своего имени, проявляет истинную личную позицию и убежденность.</text:p>
          </table:table-cell>
          <table:table-cell table:style-name="Таблица1.C6" office:value-type="string">
            <text:p text:style-name="P34">Позиция стороннего наблюдателя («так обычно делают», «так говорят»). Неопределенность в высказываниях, повторение утверждений. </text:p>
          </table:table-cell>
        </table:table-row>
        <table:table-row table:style-name="Таблица1.5">
          <table:table-cell table:style-name="Таблица1.A6" office:value-type="string">
            <text:p text:style-name="P34">Уникальность</text:p>
          </table:table-cell>
          <table:table-cell table:style-name="Таблица1.B6" office:value-type="string">
            <text:p text:style-name="P34">Высказывания индивидуализированы. Много деталей, событий, действующих лиц.</text:p>
          </table:table-cell>
          <table:table-cell table:style-name="Таблица1.C6" office:value-type="string">
            <text:p text:style-name="P34">Более схематичны, стереотипны, без частностей, деталей, конкретных действующих лиц. Может возникнуть мысль, что <text:span text:style-name="T25">вы </text:span>где-то уже это слышали.</text:p>
          </table:table-cell>
        </table:table-row>
        <table:table-row table:style-name="Таблица1.6">
          <table:table-cell table:style-name="Таблица1.A6" office:value-type="string">
            <text:p text:style-name="P34">Несоответствия</text:p>
          </table:table-cell>
          <table:table-cell table:style-name="Таблица1.B6" office:value-type="string">
            <text:p text:style-name="P34">Можно встретить несоответствия, несогласованность деталей, что отражает факты реальной, полной противоречий жизни</text:p>
          </table:table-cell>
          <table:table-cell table:style-name="Таблица1.C6" office:value-type="string">
            <text:p text:style-name="P34">Все факты приглажены и согласованы. Обычно не встречается несоответствий, несуразностей.</text:p>
          </table:table-cell>
        </table:table-row>
        <table:table-row table:style-name="Таблица1.7">
          <table:table-cell table:style-name="Таблица1.A7" office:value-type="string">
            <text:p text:style-name="P34">Конгруэнтность речи, мимики, эмоций</text:p>
          </table:table-cell>
          <table:table-cell table:style-name="Таблица1.B7" office:value-type="string">
            <text:p text:style-name="P34">Мимика, жесты, эмоции адекватны высказываниям. Устойчивый зрительный контакт</text:p>
          </table:table-cell>
          <table:table-cell table:style-name="Таблица1.C7" office:value-type="string">
            <text:p text:style-name="P34">Мимика, жесты, эмоции «рассогласованы» относительно высказываний. Отсутствует устойчивый зрительный контакт.</text:p>
          </table:table-cell>
        </table:table-row>
      </table:table>
      <text:p text:style-name="P19"/>
      <text:p text:style-name="P10"><text:span text:style-name="T14"><text:tab/>Реакция на обвинительную беседу </text:span><text:span text:style-name="T15">(п</text:span><text:span text:style-name="T16">ризнаки, выделенные Ф. Луважем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9"/>
          </table:table-cell>
          <table:table-cell table:style-name="Таблица2.B1" office:value-type="string">
            <text:p text:style-name="P30">Виновный</text:p>
          </table:table-cell>
          <table:table-cell table:style-name="Таблица2.C1" office:value-type="string">
            <text:p text:style-name="P31">Невиновный</text:p>
          </table:table-cell>
        </table:table-row>
        <table:table-row>
          <table:table-cell table:style-name="Таблица2.A4" office:value-type="string">
            <text:p text:style-name="P32">Реакция на прямое обвинение</text:p>
          </table:table-cell>
          <table:table-cell table:style-name="Таблица2.B2" office:value-type="string">
            <text:p text:style-name="P29">Держится выжидательно, ждет окончания обвинения</text:p>
          </table:table-cell>
          <table:table-cell table:style-name="Таблица2.C2" office:value-type="string">
            <text:p text:style-name="P32">Отвечает сразу отрицанием</text:p>
          </table:table-cell>
        </table:table-row>
        <table:table-row>
          <table:table-cell table:style-name="Таблица2.A5" office:value-type="string">
            <text:p text:style-name="P32">Повторное заявление о невиновности</text:p>
          </table:table-cell>
          <table:table-cell table:style-name="Таблица2.B3" office:value-type="string">
            <text:p text:style-name="P29">Пассивен, ограничивается простым отрицанием, без подробных высказываний, отвечает коротко, <text:soft-page-break/>неточно, осторожно</text:p>
          </table:table-cell>
          <table:table-cell table:style-name="Таблица2.C3" office:value-type="string">
            <text:p text:style-name="P32">Старается доказать невиновность активно, постоянно обращаясь к отдельным обстоятельствам, ссылаясь на факты, свидетелей и <text:soft-page-break/>т. д.</text:p>
          </table:table-cell>
        </table:table-row>
        <table:table-row>
          <table:table-cell table:style-name="Таблица2.A4" office:value-type="string">
            <text:p text:style-name="P32">Повторное возвращение к пунктам обвинения</text:p>
          </table:table-cell>
          <table:table-cell table:style-name="Таблица2.B4" office:value-type="string">
            <text:p text:style-name="P29">Старается избегать возврата к критическим вопросам. При постановке прямого вопроса старается отодвинуть щекотливые обстоятельства на задний план, зная, что дискуссия может затронуть еще более неприятные детали</text:p>
          </table:table-cell>
          <table:table-cell table:style-name="Таблица2.C4" office:value-type="string">
            <text:p text:style-name="P32">Постоянно возвращается к пунктам обвинения, опровергая наиболее важные обстоятельства.</text:p>
          </table:table-cell>
        </table:table-row>
        <table:table-row>
          <table:table-cell table:style-name="Таблица2.A5" office:value-type="string">
            <text:p text:style-name="P32">Указание на связь между преступлением и обычным поведением </text:p>
          </table:table-cell>
          <table:table-cell table:style-name="Таблица2.B5" office:value-type="string">
            <text:p text:style-name="P29">Не обращается к таким аргументам.</text:p>
          </table:table-cell>
          <table:table-cell table:style-name="Таблица2.C5" office:value-type="string">
            <text:p text:style-name="P32">Доказывает, что преступление несовместимо с его обычным поведением, образом жизни, воспитанием, характером, темпераментом, положением в обществе.</text:p>
          </table:table-cell>
        </table:table-row>
        <table:table-row>
          <table:table-cell table:style-name="Таблица2.A6" office:value-type="string">
            <text:p text:style-name="P32">Боязнь позора</text:p>
          </table:table-cell>
          <table:table-cell table:style-name="Таблица2.B6" office:value-type="string">
            <text:p text:style-name="P29">Беспокоит ответственность</text:p>
          </table:table-cell>
          <table:table-cell table:style-name="Таблица2.C6" office:value-type="string">
            <text:p text:style-name="P32">Остро переживает последствия обвинения с точки зрения моральных факторов. Беспокоит мнение друзей, начальников, семьи.</text:p>
          </table:table-cell>
        </table:table-row>
      </table:table>
      <text:p text:style-name="P20"><text:span text:style-name="T21">6. </text:span><text:span text:style-name="T22">Признаки состояния доверительности</text:span></text:p>
      <text:p text:style-name="P14"><text:tab/>а) ухудшение запоминания и обучения </text:p>
      <text:p text:style-name="P14"><text:tab/>б) доверие к своим, агрессия к чужим</text:p>
      <text:p text:style-name="P14"><text:tab/>в) проявление зависти и злорадства к чужим</text:p>
      <text:p text:style-name="P14"><text:tab/>г) расторможенное поведение</text:p>
      <text:p text:style-name="P7"><text:tab/>д) чрезмерная доверчивость и внушаемость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/>
    <style:font-face style:name="Mangal1" svg:font-family="Mangal"/>
    <style:font-face style:name="Cambria" svg:font-family="Cambri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Noto Sans Devanagari UI" svg:font-family="'Noto Sans Devanagari UI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rial" fo:font-size="12pt" fo:language="ru" fo:country="RU" style:letter-kerning="true" style:font-name-asian="Times New Roma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name-asian="Cambria" style:font-family-asian="Cambria" style:font-family-generic-asian="roman" style:font-size-asian="12pt" style:font-name-complex="Noto Sans Devanagari UI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name-asian="Times New Roman1" style:font-family-asian="'Times New Roman'" style:font-family-generic-asian="roman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Times New Roman1" style:font-family-asian="'Times New Roman'" style:font-family-generic-asian="roman"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" style:class="text">
      <style:paragraph-properties fo:margin-top="4.23mm" fo:margin-bottom="1.06mm" style:contextual-spacing="false" fo:text-align="justify" style:justify-single-word="false" fo:orphans="2" fo:widows="2" fo:keep-with-next="always" style:writing-mode="lr-tb"/>
      <style:text-properties style:font-name="Arial2" fo:font-family="Arial" style:font-family-generic="roman" style:font-pitch="variable" fo:font-size="13pt" fo:font-weight="bold" style:font-name-asian="Arial3" style:font-family-asian="Arial" style:font-size-asian="13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5:04:03.057000000</meta:creation-date>
    <meta:editing-duration>P0D</meta:editing-duration>
    <meta:editing-cycles>1</meta:editing-cycles>
    <meta:generator>LibreOffice/7.0.1.2$Windows_x86 LibreOffice_project/7cbcfc562f6eb6708b5ff7d7397325de9e764452</meta:generator>
    <meta:document-statistic meta:table-count="2" meta:image-count="0" meta:object-count="0" meta:page-count="4" meta:paragraph-count="125" meta:word-count="1102" meta:character-count="9068" meta:non-whitespace-character-count="8056"/>
  </office:meta>
</office:document-meta>
</file>